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style:paragraph-properties fo:margin-top="0.5cm" fo:margin-bottom="0cm"/>
      <style:text-properties fo:font-size="32pt" style:font-size-asian="32pt" style:font-size-complex="32pt"/>
    </style:style>
    <style:style style:name="P7" style:family="paragraph">
      <style:paragraph-properties fo:margin-top="0.4cm" fo:margin-bottom="0cm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 Prime" fo:font-size="32pt" fo:font-style="normal" fo:text-shadow="none" style:text-underline-style="none" fo:font-weight="normal" style:letter-kerning="true" fo:background-color="#eeeeee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Prime" fo:font-size="32pt" fo:background-color="#eeeeee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way of representing information as a series of elements</text:p>
              </text:list-item>
              <text:list-item>
                <text:p>Increasing flexibility of software by representing different kinds of information the same w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example</text:p>
                <text:list>
                  <text:list-item>
                    <text:p>A computer understands the word “Hello” as a series of 5 numbers, each corresponding to a letter.</text:p>
                  </text:list-item>
                  <text:list-item>
                    <text:p>That is simple, but what if we want the “H” to be italicized?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15.204cm" svg:height="2.042cm" svg:x="0.95cm" svg:y="12.36cm">
          <draw:text-box>
            <text:p>* (A few things in this introduction aren’t strictly true. </text:p>
            <text:p/>
            <text:p>I’m trying to keep it simple, so bear with me :)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Italics needs another format, like HTML.</text:span></text:p>
                <text:p text:style-name="P6"><text:span text:style-name="T1"/></text:p>
              </text:list-item>
              <text:list-item>
                <text:p text:style-name="P7"><text:span text:style-name="T2">For instance, in HTML it would be</text:span></text:p>
                <text:p text:style-name="P7"><text:span text:style-name="T3">&lt;em&gt;H</text:span><text:span text:style-name="T4">&lt;/em&gt;ello</text:span></text:p>
                <text:p text:style-name="P7"><text:span text:style-name="T1">which a computer understands as 14 numbers.</text:span></text:p>
                <text:p text:style-name="P7"><text:span text:style-name="T1"/></text:p>
              </text:list-item>
              <text:list-item>
                <text:p text:style-name="P7"><text:span text:style-name="T1">A special computer program — a Web browser — is needed to understand that.</text:span></text:p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, suppose we’ve got our “<text:span text:style-name="T5">H</text:span><text:span text:style-name="T6">ello”, with the italic H, open in a Web browser</text:span></text:p>
              </text:list-item>
              <text:list-item>
                <text:p><text:span text:style-name="T6">What if we want to copy and paste that as the title of a file?</text:span></text:p>
              </text:list-item>
              <text:list-item>
                <text:p><text:span text:style-name="T6">It will be turned into “Hello” — the italic is lost!</text:span></text:p>
              </text:list-item>
              <text:list-item>
                <text:p><text:span text:style-name="T6">That’s because HTML isn’t possible in file nam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project solves that:</text:span></text:p>
              </text:list-item>
              <text:list-item>
                <text:p><text:span text:style-name="T6">By making “start italic” and “end italic” be simple numbers to the computer</text:span></text:p>
              </text:list-item>
              <text:list-item>
                <text:p><text:span text:style-name="T6">Just like the letters ar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Existing software wouldn’t understand these numbers</text:span></text:p>
              </text:list-item>
              <text:list-item>
                <text:p><text:span text:style-name="T6">So, I’m trying to create new software that do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is a lot of work!</text:span></text:p>
              </text:list-item>
              <text:list-item>
                <text:p><text:span text:style-name="T6">But, I care about it.</text:span></text:p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e first main goal is to create software that can take numbers, and display the corresponding document.</text:span></text:p>
              </text:list-item>
              <text:list-item>
                <text:p><text:span text:style-name="T6">This exists, but I want:</text:span></text:p>
                <text:list>
                  <text:list-item>
                    <text:p><text:span text:style-name="T6">Easy to work on the software</text:span></text:p>
                  </text:list-item>
                  <text:list-item>
                    <text:p><text:span text:style-name="T6">Easy to change what numbers it understands</text:span></text:p>
                  </text:list-item>
                  <text:list-item>
                    <text:p><text:span text:style-name="T6">Software able to use in many types of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For that third goal — portable between many computers — I want a “domain-specific language” (DSL).</text:span></text:p>
              </text:list-item>
              <text:list-item>
                <text:p><text:span text:style-name="T6">This is a way for me to build the software once, and have it work in lots of type of computer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6">The DSL is simpler than a normal “programming language” (a way to express a program)</text:span></text:p>
              </text:list-item>
              <text:list-item>
                <text:p><text:span text:style-name="T6">Since it’s simpler, it’s easier to make it work</text:span></text:p>
                <text:list>
                  <text:list-item>
                    <text:p><text:span text:style-name="T6">Mine is automatically converted to other programming languages</text:span></text:p>
                  </text:list-item>
                  <text:list-item>
                    <text:p><text:span text:style-name="T6">Right now, it’s converted to the “JavaScript” programming language, which can run in Web browsers</text:span></text:p>
                  </text:list-item>
                  <text:list-item>
                    <text:p><text:span text:style-name="T6">I can make it convert to other programming languages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6">The DSL is a tool made for building this project</text:span></text:p>
              </text:list-item>
              <text:list-item>
                <text:p text:style-name="P10"><text:span text:style-name="T6">So, it is particularly suited for it</text:span></text:p>
                <text:list>
                  <text:list-item>
                    <text:p><text:span text:style-name="T6">It doesn’t try to express other kinds of software</text:span></text:p>
                  </text:list-item>
                  <text:list-item>
                    <text:p><text:span text:style-name="T6">That means it should be nicer for this project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6">You can try putting in a program in the domain-specific language yourself!</text:span></text:p>
              </text:list-item>
              <text:list-item>
                <text:p text:style-name="P10"><text:span text:style-name="T6">It will produce the equivalent JavaScript.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09:35:12.027445173</dc:date>
    <meta:editing-duration>PT3H30M4S</meta:editing-duration>
    <meta:editing-cycles>19</meta:editing-cycles>
    <meta:document-statistic meta:object-count="78"/>
  </office:meta>
</office:document-meta>
</file>